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line-through-style="solid" style:text-line-through-type="single" officeooo:rsid="000f7c95" officeooo:paragraph-rsid="000f7c95"/>
    </style:style>
    <style:style style:name="P2" style:family="paragraph" style:parent-style-name="Standard">
      <style:paragraph-properties fo:text-align="start" style:justify-single-word="false"/>
      <style:text-properties style:text-line-through-style="none" style:text-line-through-type="none" style:text-underline-style="none" fo:font-weight="normal" officeooo:rsid="0019f70d" officeooo:paragraph-rsid="0019f70d" style:font-weight-asian="normal" style:font-weight-complex="normal"/>
    </style:style>
    <style:style style:name="P3" style:family="paragraph" style:parent-style-name="Standard">
      <style:paragraph-properties fo:text-align="start" style:justify-single-word="false"/>
      <style:text-properties style:text-line-through-style="none" style:text-line-through-type="none" style:text-underline-style="none" fo:font-weight="normal" officeooo:rsid="001bb482" officeooo:paragraph-rsid="001bb482"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0f7c95" officeooo:paragraph-rsid="000f7c95"/>
    </style:style>
    <style:style style:name="P5" style:family="paragraph" style:parent-style-name="Standard">
      <style:paragraph-properties fo:text-align="start" style:justify-single-word="false"/>
      <style:text-properties style:text-underline-style="none" fo:font-weight="bold" officeooo:rsid="000f7c95" officeooo:paragraph-rsid="000f7c95" style:font-weight-asian="bold" style:font-weight-complex="bold"/>
    </style:style>
    <style:style style:name="P6" style:family="paragraph" style:parent-style-name="Standard">
      <style:paragraph-properties fo:text-align="start" style:justify-single-word="false"/>
      <style:text-properties style:text-underline-style="none" fo:font-weight="bold" officeooo:rsid="000f7c95" officeooo:paragraph-rsid="000ff0dd" style:font-weight-asian="bold" style:font-weight-complex="bold"/>
    </style:style>
    <style:style style:name="P7" style:family="paragraph" style:parent-style-name="Standard">
      <style:paragraph-properties fo:text-align="start" style:justify-single-word="false"/>
      <style:text-properties officeooo:paragraph-rsid="000f7c95"/>
    </style:style>
    <style:style style:name="P8" style:family="paragraph" style:parent-style-name="Standard">
      <style:paragraph-properties fo:text-align="start" style:justify-single-word="false"/>
      <style:text-properties officeooo:paragraph-rsid="001776ab"/>
    </style:style>
    <style:style style:name="P9" style:family="paragraph" style:parent-style-name="Standard">
      <style:paragraph-properties fo:text-align="start" style:justify-single-word="false"/>
      <style:text-properties officeooo:paragraph-rsid="0026c167"/>
    </style:style>
    <style:style style:name="P10" style:family="paragraph" style:parent-style-name="Standard">
      <style:paragraph-properties fo:text-align="start" style:justify-single-word="false"/>
      <style:text-properties fo:color="#c9211e" style:text-line-through-style="none" style:text-line-through-type="none" officeooo:rsid="000f7c95" officeooo:paragraph-rsid="000f7c95"/>
    </style:style>
    <style:style style:name="P11" style:family="paragraph" style:parent-style-name="Standard">
      <style:paragraph-properties fo:text-align="start" style:justify-single-word="false"/>
      <style:text-properties fo:color="#c9211e" style:text-line-through-style="none" style:text-line-through-type="none" officeooo:rsid="001776ab" officeooo:paragraph-rsid="001776ab"/>
    </style:style>
    <style:style style:name="P12" style:family="paragraph" style:parent-style-name="Standard">
      <style:paragraph-properties fo:text-align="start" style:justify-single-word="false"/>
      <style:text-properties fo:color="#c9211e" style:text-line-through-style="none" style:text-line-through-type="none" style:text-underline-style="none" fo:font-weight="normal" officeooo:rsid="000f7c95" officeooo:paragraph-rsid="000ff0dd" style:font-weight-asian="normal" style:font-weight-complex="normal"/>
    </style:style>
    <style:style style:name="P13" style:family="paragraph" style:parent-style-name="Standard">
      <style:paragraph-properties fo:text-align="start" style:justify-single-word="false"/>
      <style:text-properties fo:color="#c9211e" style:text-line-through-style="none" style:text-line-through-type="none" style:text-underline-style="none" fo:font-weight="normal" officeooo:rsid="001bb482" officeooo:paragraph-rsid="001bb482" style:font-weight-asian="normal" style:font-weight-complex="normal"/>
    </style:style>
    <style:style style:name="P14" style:family="paragraph" style:parent-style-name="Standard">
      <style:paragraph-properties fo:text-align="start" style:justify-single-word="false"/>
      <style:text-properties fo:color="#c9211e" style:text-line-through-style="solid" style:text-line-through-type="single" officeooo:rsid="001776ab" officeooo:paragraph-rsid="0026c167"/>
    </style:style>
    <style:style style:name="P15" style:family="paragraph" style:parent-style-name="Standard">
      <style:paragraph-properties fo:text-align="start" style:justify-single-word="false"/>
      <style:text-properties fo:color="#c9211e" officeooo:rsid="00270f50" officeooo:paragraph-rsid="00270f50"/>
    </style:style>
    <style:style style:name="P16" style:family="paragraph" style:parent-style-name="Standard">
      <style:paragraph-properties fo:text-align="start" style:justify-single-word="false"/>
      <style:text-properties fo:color="#c9211e" officeooo:rsid="002a978f" officeooo:paragraph-rsid="002a978f"/>
    </style:style>
    <style:style style:name="P17" style:family="paragraph" style:parent-style-name="Standard">
      <style:paragraph-properties fo:text-align="start" style:justify-single-word="false"/>
      <style:text-properties fo:color="#c9211e" officeooo:rsid="002fc659" officeooo:paragraph-rsid="002fc659"/>
    </style:style>
    <style:style style:name="P18" style:family="paragraph" style:parent-style-name="Standard">
      <style:paragraph-properties fo:text-align="start" style:justify-single-word="false"/>
      <style:text-properties fo:color="#c9211e" fo:font-weight="normal" officeooo:rsid="002fc659" officeooo:paragraph-rsid="002fc659" style:font-weight-asian="normal" style:font-weight-complex="normal"/>
    </style:style>
    <style:style style:name="P19" style:family="paragraph" style:parent-style-name="Standard">
      <style:paragraph-properties fo:text-align="start" style:justify-single-word="false"/>
      <style:text-properties style:use-window-font-color="true" officeooo:rsid="001776ab" officeooo:paragraph-rsid="001776ab"/>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officeooo:rsid="000f7c95"/>
    </style:style>
    <style:style style:name="T3" style:family="text">
      <style:text-properties style:text-line-through-style="none" style:text-line-through-type="none" style:font-name="Liberation Serif" fo:font-size="12pt" style:text-underline-style="none" officeooo:rsid="000f7c95" style:font-size-asian="12pt" style:font-size-complex="12pt"/>
    </style:style>
    <style:style style:name="T4" style:family="text">
      <style:text-properties style:text-line-through-style="none" style:text-line-through-type="none" fo:font-size="12pt" style:text-underline-style="none" officeooo:rsid="000f7c95" style:font-size-asian="12pt" style:font-size-complex="12pt"/>
    </style:style>
    <style:style style:name="T5" style:family="text">
      <style:text-properties style:text-line-through-style="none" style:text-line-through-type="none" officeooo:rsid="00135703"/>
    </style:style>
    <style:style style:name="T6" style:family="text">
      <style:text-properties style:text-line-through-style="none" style:text-line-through-type="none" officeooo:rsid="0013f7b7"/>
    </style:style>
    <style:style style:name="T7" style:family="text">
      <style:text-properties style:text-line-through-style="none" style:text-line-through-type="none" officeooo:rsid="00140d2c"/>
    </style:style>
    <style:style style:name="T8" style:family="text">
      <style:text-properties style:text-line-through-style="none" style:text-line-through-type="none" officeooo:rsid="0018d5f8"/>
    </style:style>
    <style:style style:name="T9" style:family="text">
      <style:text-properties style:text-line-through-style="none" style:text-line-through-type="none" officeooo:rsid="0026c167"/>
    </style:style>
    <style:style style:name="T10" style:family="text">
      <style:text-properties style:text-line-through-style="none" style:text-line-through-type="none" fo:font-weight="bold" style:font-weight-asian="bold" style:font-weight-complex="bold"/>
    </style:style>
    <style:style style:name="T11" style:family="text">
      <style:text-properties style:text-line-through-style="none" style:text-line-through-type="none" fo:font-weight="bold" officeooo:rsid="0028145a" style:font-weight-asian="bold" style:font-weight-complex="bold"/>
    </style:style>
    <style:style style:name="T12" style:family="text">
      <style:text-properties style:text-line-through-style="none" style:text-line-through-type="none" fo:font-weight="bold" officeooo:rsid="002cbe29" style:font-weight-asian="bold" style:font-weight-complex="bold"/>
    </style:style>
    <style:style style:name="T13" style:family="text">
      <style:text-properties style:text-line-through-style="none" style:text-line-through-type="none" fo:font-weight="bold" officeooo:rsid="002dd166" style:font-weight-asian="bold" style:font-weight-complex="bold"/>
    </style:style>
    <style:style style:name="T14" style:family="text">
      <style:text-properties style:text-line-through-style="none" style:text-line-through-type="none" fo:font-weight="bold" officeooo:rsid="0032a54b" style:font-weight-asian="bold" style:font-weight-complex="bold"/>
    </style:style>
    <style:style style:name="T15" style:family="text">
      <style:text-properties style:text-line-through-style="none" style:text-line-through-type="none" fo:font-weight="bold" officeooo:rsid="0032ab00" style:font-weight-asian="bold" style:font-weight-complex="bold"/>
    </style:style>
    <style:style style:name="T16" style:family="text">
      <style:text-properties style:text-line-through-style="none" style:text-line-through-type="none" fo:font-weight="bold" officeooo:rsid="00381862" style:font-weight-asian="bold" style:font-weight-complex="bold"/>
    </style:style>
    <style:style style:name="T17" style:family="text">
      <style:text-properties style:text-line-through-style="none" style:text-line-through-type="none" fo:font-weight="normal" style:font-weight-asian="normal" style:font-weight-complex="normal"/>
    </style:style>
    <style:style style:name="T18" style:family="text">
      <style:text-properties style:text-line-through-style="none" style:text-line-through-type="none" fo:font-weight="normal" officeooo:rsid="002cbe29" style:font-weight-asian="normal" style:font-weight-complex="normal"/>
    </style:style>
    <style:style style:name="T19" style:family="text">
      <style:text-properties style:text-line-through-style="none" style:text-line-through-type="none" officeooo:rsid="0032ab00"/>
    </style:style>
    <style:style style:name="T20" style:family="text">
      <style:text-properties style:text-line-through-style="none" style:text-line-through-type="none" officeooo:rsid="0033cb29"/>
    </style:style>
    <style:style style:name="T21" style:family="text">
      <style:text-properties style:text-line-through-style="none" style:text-line-through-type="none" officeooo:rsid="00381862"/>
    </style:style>
    <style:style style:name="T22" style:family="text">
      <style:text-properties style:font-name="Liberation Serif" fo:font-size="12pt" style:font-size-asian="12pt" style:font-size-complex="12pt"/>
    </style:style>
    <style:style style:name="T23" style:family="text">
      <style:text-properties fo:color="#c9211e" style:text-line-through-style="none" style:text-line-through-type="none" fo:font-size="12pt" style:text-underline-style="none" officeooo:rsid="000f7c95" style:font-size-asian="12pt" style:font-size-complex="12pt"/>
    </style:style>
    <style:style style:name="T24" style:family="text">
      <style:text-properties fo:color="#c9211e" style:text-line-through-style="none" style:text-line-through-type="none" fo:font-size="12pt" style:text-underline-style="none" officeooo:rsid="001c04e3" style:font-size-asian="12pt" style:font-size-complex="12pt"/>
    </style:style>
    <style:style style:name="T25" style:family="text">
      <style:text-properties fo:color="#c9211e" style:text-line-through-style="none" style:text-line-through-type="none" fo:font-size="12pt" style:text-underline-style="none" officeooo:rsid="001df003" style:font-size-asian="12pt" style:font-size-complex="12pt"/>
    </style:style>
    <style:style style:name="T26" style:family="text">
      <style:text-properties fo:color="#c9211e" style:text-line-through-style="none" style:text-line-through-type="none" fo:font-size="12pt" style:text-underline-style="none" officeooo:rsid="001f0947" style:font-size-asian="12pt" style:font-size-complex="12pt"/>
    </style:style>
    <style:style style:name="T27" style:family="text">
      <style:text-properties fo:color="#c9211e" style:text-line-through-style="none" style:text-line-through-type="none" officeooo:rsid="0012e98b"/>
    </style:style>
    <style:style style:name="T28" style:family="text">
      <style:text-properties fo:color="#c9211e" style:text-line-through-style="none" style:text-line-through-type="none" officeooo:rsid="001776ab"/>
    </style:style>
    <style:style style:name="T29" style:family="text">
      <style:text-properties fo:color="#c9211e" style:text-line-through-style="none" style:text-line-through-type="none" officeooo:rsid="0026c167"/>
    </style:style>
    <style:style style:name="T30" style:family="text">
      <style:text-properties fo:color="#c9211e" style:text-line-through-style="none" style:text-line-through-type="none" officeooo:rsid="0026f4bc"/>
    </style:style>
    <style:style style:name="T31" style:family="text">
      <style:text-properties fo:font-weight="normal" style:font-weight-asian="normal" style:font-weight-complex="normal"/>
    </style:style>
    <style:style style:name="T32" style:family="text">
      <style:text-properties officeooo:rsid="000ff0dd"/>
    </style:style>
    <style:style style:name="T33" style:family="text">
      <style:text-properties officeooo:rsid="00149b8a"/>
    </style:style>
    <style:style style:name="T34" style:family="text">
      <style:text-properties officeooo:rsid="001776ab"/>
    </style:style>
    <style:style style:name="T35" style:family="text">
      <style:text-properties officeooo:rsid="0024a038"/>
    </style:style>
    <style:style style:name="T36" style:family="text">
      <style:text-properties officeooo:rsid="0033cb29"/>
    </style:style>
    <style:style style:name="T37" style:family="text">
      <style:text-properties officeooo:rsid="003cc0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LATFORM NEEDS A SPECIAL NEEDS <text:span text:style-name="T33">SUBGROUP </text:span>FOCUS</text:p>
      <text:p text:style-name="P5"/>
      <text:p text:style-name="P6"><text:span text:style-name="T31">-</text:span><text:a xlink:type="simple" xlink:href="https://www.frontiersin.org/articles/10.3389/fpsyg.2021.645498/full" text:style-name="Internet_20_link" text:visited-style-name="Visited_20_Internet_20_Link"><text:span text:style-name="T31">https://www.frontiersin.org/articles/10.3389/fpsyg.2021.645498/full</text:span></text:a></text:p>
      <text:p text:style-name="P12"><text:span text:style-name="T32">+</text:span>insight into the flow state regarding the LC-NE mechanism of the brain could be critical regarding behavioral and counseling based therapy treatments, especially for extreme cases for special needs patients</text:p>
      <text:p text:style-name="P2">+We must establish a <text:span text:style-name="T35">dynamic layered </text:span>social engagement platform of user forums and chat groups in which all conversations between users become stored information overtime in which we can perform necessary multimodal discourse analysis with proper precision measures in place, as the platform as it exists is currently very noisy with collecting intake assessment data.</text:p>
      <text:p text:style-name="P3">++Users can range from licensed medical professionals certified to engage with patient users to the patient users themselves.</text:p>
      <text:p text:style-name="P13">-<text:span text:style-name="T36">Focus on nonpharmacological therapies such as NSTR/group based interaction approaches</text:span></text:p>
      <text:p text:style-name="P4"/>
      <text:p text:style-name="P4"><text:span text:style-name="T37">REGARDING THIS ARTICLE AND SPARx approach </text:span><text:a xlink:type="simple" xlink:href="https://www.dhhs.nh.gov/dcbcs/bdas/documents/the-opioid-epidemic-v3.pdf?fbclid=IwAR3UsUj4W6h8bUV7CNaVNR5W6a8lkEwnQbsB7ba8bNRVnsSi4xXt-Fw2zko" office:target-frame-name="_blank" xlink:show="new" text:style-name="Internet_20_link" text:visited-style-name="Visited_20_Internet_20_Link">https://www.dhhs.nh.gov/dcbcs/bdas/documents/the-opioid-epidemic-v3.pdf</text:a> </text:p>
      <text:p text:style-name="P4"/>
      <text:p text:style-name="P7"><text:span text:style-name="T2">-</text:span><text:span text:style-name="T4">The existing literature admits that </text:span><text:span text:style-name="T3">“</text:span><text:bookmark text:name="page16R_mcid336"/><text:span text:style-name="T22">This document prioritizes research findings that apply most broadly to the general population of individuals with opioid use disorder.</text:span><text:bookmark text:name="page16R_mcid337"/><text:span text:style-name="T22"><text:line-break/>With the exception of pregnant women and adolescents, the report offers less evidence on the many special-needs subgroups within</text:span><text:bookmark text:name="page16R_mcid338"/><text:span text:style-name="T22"><text:line-break/>the population of individuals with opioid use disorder, such as non-pregnant women, racial/ethnic minorities, individuals involved in</text:span><text:bookmark text:name="page16R_mcid339"/><text:span text:style-name="T22"><text:line-break/>the criminal justice system, veterans, persons with disabilities, and persons with an LGBTQ sexual orientation.</text:span><text:span text:style-name="T3">”</text:span><text:span text:style-name="T4"> and likewise “available research only permits general population-level conclusions. Research on the specific effects of medications, therapies, or recovery support for most important subgroups is limited.”</text:span></text:p>
      <text:p text:style-name="P7"><text:span text:style-name="T23">-Treatment should not be biased in scope based on strategies geared towards combating opioid addiction </text:span><text:span text:style-name="T24">as a means to generalize treatment on a broad spectrum of transdiagnostic phenotypes </text:span><text:span text:style-name="T25">where opioid abuse is </text:span><text:span text:style-name="T26">only </text:span><text:span text:style-name="T25">one of many phenotypes</text:span><text:span text:style-name="T23">.</text:span></text:p>
      <text:p text:style-name="P1"><text:span text:style-name="T27">-contingency management must be multifaceted according to the transdiagnostic phenotype based criteria and personalized treatment profile per individual</text:span><text:line-break/><text:span text:style-name="T1">-</text:span><text:span text:style-name="T5">Cognitive Behavioral Therapy (CBT) is not a novel treatment approach, since it is still overgeneralized. Must provide approaches like NSTR based as well as incentivized reinforcement learning based approaches where the goal is not the deter unwanted behavior/habits but to redirect that behavior to be channeled to a preferred acceptable habit </text:span><text:span text:style-name="T6">which optimally not only improves lifestyle choices and functional behavior of patients but enables them to be an improved version of themselves as a result</text:span><text:span text:style-name="T5">.</text:span></text:p>
      <text:p text:style-name="P7"><text:span text:style-name="T5">-</text:span><text:span text:style-name="T7">treatment most optimal when patients have good family relations, otherwise, must look into avenues in which patients with bad family relations need alternative treatment strategies. Prioritization towards patients with practically nonexistent to severed family relations should be more than dully noted.</text:span></text:p>
      <text:p text:style-name="P10">-<text:span text:style-name="T34">Recovery support services are limited, yet seem to be the most crucial aspect of the addiction treatment process.</text:span></text:p>
      <text:p text:style-name="P11">+We must consider worst cases where the patient in need is special needs and does not have healthy family relations.</text:p>
      <text:p text:style-name="P8"><text:span text:style-name="T28">+We need an initiative geared toward real-time self-help support groups which provide the following services; case management, peer support/providers, and a restructuring of employment counseling and support services which currently exists</text:span></text:p>
      <text:p text:style-name="P19"><text:soft-page-break/><text:span text:style-name="T1">++restructuring of employment counseling should focus on </text:span><text:span text:style-name="T8">the capacity of patients to be exposed to a skill building/self development environment/mentality in which enhancing critical thinking and abstract problem solving skills are the goal or rather an emphasized focus on abstract thinking which is necessary for recovery.</text:span></text:p>
      <text:p text:style-name="P14"><text:span text:style-name="T9">-A general theme transition from a deterrent-punishment model to remediation and self development model is necessary. </text:span></text:p>
      <text:p text:style-name="P9"><text:span text:style-name="T29">+An emphasis on the general premise that compulsive behaviors should be re-programmable to certain degrees and re-channeled to become </text:span><text:span text:style-name="T30">positive </text:span><text:span text:style-name="T29">reinforcement behaviors.</text:span></text:p>
      <text:p text:style-name="P15"><text:span text:style-name="T8">+</text:span><text:span text:style-name="T1">A specialized deterrant-punishment focused model should be necessary for users of malignant intent IF AND ONLY IF they truly are users that contain predominant behavioral profiles reminiscent to purely criminal behavior beyond reasonable doubt. </text:span><text:span text:style-name="T11">THIS ESTABLISHES THE NEED FOR EMPHASIS ON STRUCTURING THE DYNAMICS OF A “PATIENT BEHAVIOR PROFILE”.</text:span></text:p>
      <text:p text:style-name="P16"><text:span text:style-name="T11">+</text:span><text:span text:style-name="T17">+Such a profile will be prioritized to be secured for user to user interaction on the platform!!!</text:span></text:p>
      <text:p text:style-name="P16"><text:span text:style-name="T17">-</text:span><text:span text:style-name="T18">We must consider prevention policies that consider treatments for maladaptive/compulsive behaviors, or addictions that extend to treatment varieties beyond opioid and drug abuse criteria; </text:span><text:span text:style-name="T12">the focus should be at the root of the behavior </text:span><text:span text:style-name="T13">(focus on trauma recovery and caring for special needs)</text:span><text:span text:style-name="T18">.</text:span></text:p>
      <text:p text:style-name="P17"><text:span text:style-name="T18">+</text:span><text:span text:style-name="T10">There needs to be a focus on convenient on-call/on-demand </text:span><text:span text:style-name="T14">telemedicine </text:span><text:span text:style-name="T10">services remotely accessible to patients via virtual portal/environment interface </text:span><text:span text:style-name="T15">that sufficiently scales for patient end user interaction and clinical users that mediate interaction between users.</text:span></text:p>
      <text:p text:style-name="P18"><text:span text:style-name="T19">-</text:span><text:span text:style-name="T20">Focus on nonpharmacological therapies should be further investigated as emphasized in beginning.</text:span></text:p>
      <text:p text:style-name="P18"><text:span text:style-name="T20">-</text:span><text:span text:style-name="T16">MUST FIND NOVEL WAY TO COLLECT PRECISION HIGH QUALITY DATA </text:span><text:span text:style-name="T21">from patients interacting with application. Perhaps develop a social media platform for users to interact with each other for real time group chat based therapy interactions. (THIS MAY HAVE TROUBLE WITH REGARDS TO HIPAA)</text:span></text:p>
      <text:p text:style-name="P18"><text:span text:style-name="T21"/></text:p>
      <text:p text:style-name="P15"><text:span text:style-name="T1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7T17:37:59.798550601</meta:creation-date>
    <dc:date>2022-04-28T21:23:24.527878747</dc:date>
    <meta:editing-duration>P1DT11M6S</meta:editing-duration>
    <meta:editing-cycles>39</meta:editing-cycles>
    <meta:generator>LibreOffice/6.4.7.2$Linux_X86_64 LibreOffice_project/40$Build-2</meta:generator>
    <meta:document-statistic meta:table-count="0" meta:image-count="0" meta:object-count="0" meta:page-count="2" meta:paragraph-count="23" meta:word-count="754" meta:character-count="5425" meta:non-whitespace-character-count="4692"/>
  </office:meta>
</office:document-meta>
</file>